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" svg:font-family="Courier" style:font-family-generic="modern" style:font-pitch="variable"/>
    <style:font-face style:name="Courier 10 Pitch" svg:font-family="'Courier 10 Pitch'" style:font-pitch="fixed"/>
    <style:font-face style:name="Courier 10 Pitch1" svg:font-family="'Courier 10 Pitch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subtitle">
      <style:graphic-properties draw:fill-color="#ffffff" draw:auto-grow-height="true" fo:min-height="20.316cm"/>
      <style:paragraph-properties style:writing-mode="lr-tb"/>
    </style:style>
    <style:style style:name="pr2" style:family="presentation" style:parent-style-name="Metropolis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Metropolis-title">
      <style:graphic-properties draw:auto-grow-height="true" fo:min-height="2.631cm"/>
      <style:paragraph-properties style:writing-mode="lr-tb"/>
    </style:style>
    <style:style style:name="pr4" style:family="presentation" style:parent-style-name="Metropolis-outline1">
      <style:graphic-properties fo:min-height="15.99cm"/>
      <style:paragraph-properties style:writing-mode="lr-tb"/>
    </style:style>
    <style:style style:name="pr5" style:family="presentation" style:parent-style-name="Metropolis-notes">
      <style:graphic-properties draw:fill-color="#ffffff" fo:min-height="12.572cm"/>
      <style:paragraph-properties style:writing-mode="lr-tb"/>
    </style:style>
    <style:style style:name="pr6" style:family="presentation" style:parent-style-name="Metropolis-title">
      <style:graphic-properties fo:min-height="2.631cm"/>
      <style:paragraph-properties style:writing-mode="lr-tb"/>
    </style:style>
    <style:style style:name="pr7" style:family="presentation" style:parent-style-name="Metropolis-outline1">
      <style:graphic-properties fo:min-height="11.93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 loext:opacity="100%" loext:color-lum-mod="100%" loext:color-lum-off="0%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22pt" style:font-size-asian="13pt" style:font-size-complex="13pt"/>
    </style:style>
    <style:style style:name="P6" style:family="paragraph">
      <style:text-properties fo:color="#ffffff" loext:opacity="100%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loext:opacity="100%" style:font-name="Menlo-Regular" fo:font-size="11pt" style:font-name-asian="Menlo-Regular" style:font-size-asian="11pt" style:font-name-complex="Menlo-Regular" style:font-size-complex="11pt"/>
    </style:style>
    <style:style style:name="P8" style:family="paragraph">
      <style:text-properties fo:color="#ffffff" loext:opacity="100%" loext:color-lum-mod="100%" loext:color-lum-off="0%" style:font-name="Courier"/>
    </style:style>
    <style:style style:name="P9" style:family="paragraph">
      <style:text-properties style:font-name="Courier"/>
    </style:style>
    <style:style style:name="P10" style:family="paragraph">
      <loext:graphic-properties draw:fill-color="#ffffff"/>
      <style:text-properties fo:font-size="26.3999996185303pt"/>
    </style:style>
    <style:style style:name="P11" style:family="paragraph">
      <style:text-properties style:font-name="Courier" fo:font-size="32pt" style:font-size-asian="18pt" style:font-size-complex="18pt"/>
    </style:style>
    <style:style style:name="P12" style:family="paragraph">
      <style:text-properties fo:font-size="54pt" style:font-size-asian="36pt" style:font-size-complex="36pt"/>
    </style:style>
    <style:style style:name="P13" style:family="paragraph">
      <style:paragraph-properties fo:margin-top="0cm" fo:margin-bottom="0cm" fo:text-align="start">
        <style:tab-stops/>
      </style:paragraph-properties>
    </style:style>
    <style:style style:name="P14" style:family="paragraph">
      <style:paragraph-properties fo:margin-top="0cm" fo:margin-bottom="0cm">
        <style:tab-stops/>
      </style:paragraph-properties>
      <style:text-properties style:font-name="Courier" fo:font-size="16pt" style:font-size-asian="16pt" style:font-size-complex="16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top="0cm" fo:margin-bottom="0cm"/>
      <style:text-properties style:font-name="Courier" fo:font-size="18pt" style:font-size-asian="18pt" style:font-size-complex="18pt"/>
    </style:style>
    <style:style style:name="P17" style:family="paragraph">
      <style:paragraph-properties fo:margin-top="0cm" fo:margin-bottom="0cm"/>
      <style:text-properties style:font-name="Courier"/>
    </style:style>
    <style:style style:name="P18" style:family="paragraph">
      <style:paragraph-properties fo:margin-top="0cm" fo:margin-bottom="0cm"/>
      <style:text-properties style:font-name="Courier" fo:font-size="20pt" style:font-size-asian="20pt" style:font-size-complex="20pt"/>
    </style:style>
    <style:style style:name="P19" style:family="paragraph">
      <style:paragraph-properties fo:margin-top="0cm" fo:margin-bottom="0cm"/>
      <style:text-properties style:font-name="Courier" fo:font-size="15pt" style:font-size-asian="15pt" style:font-size-complex="15pt"/>
    </style:style>
    <style:style style:name="P20" style:family="paragraph">
      <style:text-properties fo:font-size="48pt" style:font-size-asian="32pt" style:font-size-complex="32pt"/>
    </style:style>
    <style:style style:name="P21" style:family="paragraph">
      <style:paragraph-properties fo:margin-top="0cm" fo:margin-bottom="0cm"/>
      <style:text-properties style:font-name="Courier" fo:font-size="16pt" style:font-size-asian="16pt" style:font-size-complex="16pt"/>
    </style:style>
    <style:style style:name="P22" style:family="paragraph">
      <style:text-properties fo:font-size="32pt" style:font-size-asian="18pt" style:font-size-complex="18pt"/>
    </style:style>
    <style:style style:name="P23" style:family="paragraph">
      <style:text-properties fo:font-size="44pt" style:font-size-asian="24pt" style:font-size-complex="24pt"/>
    </style:style>
    <style:style style:name="T1" style:family="text">
      <style:text-properties fo:color="#ffffff" loext:opacity="100%" fo:font-size="60pt" style:font-size-asian="60pt" style:font-size-complex="60pt"/>
    </style:style>
    <style:style style:name="T2" style:family="text">
      <style:text-properties fo:color="#ffffff" loext:opacity="100%"/>
    </style:style>
    <style:style style:name="T3" style:family="text">
      <style:text-properties fo:font-size="22pt" style:font-size-asian="13pt" style:font-size-complex="13pt"/>
    </style:style>
    <style:style style:name="T4" style:family="text">
      <style:text-properties fo:font-size="36pt" style:font-size-asian="20pt" style:font-size-complex="20pt"/>
    </style:style>
    <style:style style:name="T5" style:family="text">
      <style:text-properties fo:font-size="32pt" style:font-size-asian="18pt" style:font-size-complex="18pt"/>
    </style:style>
    <style:style style:name="T6" style:family="text">
      <style:text-properties fo:font-size="54pt" style:font-size-asian="36pt" style:font-size-complex="36pt"/>
    </style:style>
    <style:style style:name="T7" style:family="text">
      <style:text-properties fo:font-size="36pt" fo:font-weight="bold" style:font-size-asian="20pt" style:font-weight-asian="bold" style:font-size-complex="20pt" style:font-weight-complex="bold"/>
    </style:style>
    <style:style style:name="T8" style:family="text">
      <style:text-properties fo:font-size="48pt" style:font-size-asian="36pt" style:font-size-complex="36pt"/>
    </style:style>
    <style:style style:name="T9" style:family="text">
      <style:text-properties style:font-name="Courier 10 Pitch" fo:font-size="26pt" style:font-size-asian="15pt" style:font-size-complex="15pt"/>
    </style:style>
    <style:style style:name="T10" style:family="text">
      <style:text-properties fo:color="#ffffff" loext:opacity="100%" style:font-name="Courier" fo:font-size="36pt" style:font-size-asian="22pt" style:font-size-complex="22pt"/>
    </style:style>
    <style:style style:name="T11" style:family="text">
      <style:text-properties style:font-name="Courier" fo:font-size="36pt" style:font-size-asian="22pt" style:font-size-complex="22pt"/>
    </style:style>
    <style:style style:name="T12" style:family="text">
      <style:text-properties style:font-name="Courier"/>
    </style:style>
    <style:style style:name="T13" style:family="text">
      <style:text-properties fo:color="#ffffff" loext:opacity="100%" style:text-outline="false" style:text-line-through-style="none" style:text-line-through-type="none" style:font-name="Courier" fo:font-size="56.9000015258789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urier" fo:font-size="16pt" style:font-size-asian="16pt" style:font-size-complex="16pt"/>
    </style:style>
    <style:style style:name="T15" style:family="text">
      <style:text-properties fo:color="#ff0000" loext:opacity="100%" style:font-name="Courier" fo:font-size="16pt" style:font-size-asian="16pt" style:font-size-complex="16pt"/>
    </style:style>
    <style:style style:name="T16" style:family="text">
      <style:text-properties style:font-name="Courier" fo:font-size="18pt" style:font-size-asian="18pt" style:font-size-complex="18pt"/>
    </style:style>
    <style:style style:name="T17" style:family="text">
      <style:text-properties fo:color="#ff0000" loext:opacity="100%" style:font-name="Courier" fo:font-size="18pt" style:font-size-asian="18pt" style:font-size-complex="18pt"/>
    </style:style>
    <style:style style:name="T18" style:family="text">
      <style:text-properties fo:color="#ff0000" loext:opacity="100%" style:font-name="Courier"/>
    </style:style>
    <style:style style:name="T19" style:family="text">
      <style:text-properties style:font-name="Courier" fo:font-size="20pt" style:font-size-asian="20pt" style:font-size-complex="20pt"/>
    </style:style>
    <style:style style:name="T20" style:family="text">
      <style:text-properties fo:color="#ff0000" loext:opacity="100%" style:font-name="Courier" fo:font-size="20pt" style:font-size-asian="20pt" style:font-size-complex="20pt"/>
    </style:style>
    <style:style style:name="T21" style:family="text">
      <style:text-properties style:font-name="Courier" fo:font-size="15pt" style:font-size-asian="15pt" style:font-size-complex="15pt"/>
    </style:style>
    <style:style style:name="T22" style:family="text">
      <style:text-properties fo:font-size="48pt" style:font-size-asian="32pt" style:font-size-complex="32pt"/>
    </style:style>
    <style:style style:name="T23" style:family="text">
      <style:text-properties style:font-name="Liberation Serif" fo:font-size="24pt" style:font-size-asian="24pt" style:font-size-complex="24pt"/>
    </style:style>
    <style:style style:name="T24" style:family="text">
      <style:text-properties style:font-name="Courier" fo:font-size="24pt" style:font-size-asian="24pt" style:font-size-complex="24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style:font-name="Courier" fo:font-size="22pt" style:font-size-asian="22pt" style:font-size-complex="22pt"/>
    </style:style>
    <style:style style:name="T27" style:family="text">
      <style:text-properties style:font-name="Liberation Serif" fo:font-size="26pt" style:font-size-asian="26pt" style:font-size-complex="26pt"/>
    </style:style>
    <style:style style:name="T28" style:family="text">
      <style:text-properties style:font-name="Liberation Serif" fo:font-size="44pt" style:font-size-asian="24pt" style:font-size-complex="24pt"/>
    </style:style>
    <style:style style:name="T29" style:family="text">
      <style:text-properties style:font-name="Courier" fo:font-size="44pt" style:font-size-asian="24pt" style:font-size-complex="24pt"/>
    </style:style>
    <style:style style:name="T30" style:family="text">
      <style:text-properties fo:color="#ff0000" loext:opacity="100%" style:font-name="Courier" fo:font-size="44pt" style:font-size-asian="24pt" style:font-size-complex="24pt"/>
    </style:style>
    <style:style style:name="T31" style:family="text">
      <style:text-properties fo:font-size="44pt" style:font-size-asian="24pt" style:font-size-complex="24pt"/>
    </style:style>
    <style:style style:name="T32" style:family="text">
      <style:text-properties fo:font-size="40pt" style:font-size-asian="22pt" style:font-size-complex="22pt"/>
    </style:style>
    <style:style style:name="T33" style:family="text">
      <style:text-properties fo:color="#ff0000" loext:opacity="100%" style:font-name="Courier" fo:font-size="24pt" fo:font-weight="bold" style:font-size-asian="24pt" style:font-weight-asian="bold" style:font-size-complex="24pt" style:font-weight-complex="bold"/>
    </style:style>
    <style:style style:name="T34" style:family="text">
      <style:text-properties style:font-name="Courier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32">
        <draw:frame presentation:style-name="pr1" draw:text-style-name="P2" draw:layer="layout" svg:width="21.59cm" svg:height="20.316cm" svg:x="2.794cm" svg:y="0.836cm" presentation:class="subtitle" presentation:user-transformed="true">
          <draw:text-box>
            <text:p text:style-name="P1"><text:span text:style-name="T1">A brief introduction to MySQL</text:span></text:p>
            <text:p text:style-name="P1"/>
            <text:p text:style-name="P1"><text:span text:style-name="T2">Ch. Morisset</text:span></text:p>
            <text:p text:style-name="P1"><text:span text:style-name="T2">IA-UNA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3" draw:text-style-name="P4" draw:layer="layout" svg:width="14.8cm" svg:height="2.631cm" svg:x="6.6cm" svg:y="0.836cm" presentation:class="title">
          <draw:text-box>
            <text:p>History</text:p>
          </draw:text-box>
        </draw:frame>
        <draw:frame presentation:style-name="pr4" draw:text-style-name="P5" draw:layer="layout" svg:width="24.639cm" svg:height="16.24cm" svg:x="1.4cm" svg:y="4.913cm" presentation:class="outline" presentation:user-transformed="true">
          <draw:text-box>
            <text:p text:style-name="P1"><text:span text:style-name="T3">MySQL <text:s/>is a relational database management system (RDBMS). It was created in 1995. </text:span></text:p>
            <text:p text:style-name="P1"><text:span text:style-name="T3">It is the second widely used (after SQLite, which is included in any Android and iOS device...)</text:span></text:p>
            <text:p text:style-name="P1"><text:span text:style-name="T3">SQL stands for “Structured Query Language”. </text:span></text:p>
            <text:p text:style-name="P1"><text:span text:style-name="T3">The “My” comes from the name of the co-founder daughter, My. </text:span></text:p>
            <text:p text:style-name="P1"><text:span text:style-name="T3">In 2008, Sun Microsystems bought MySQL for $1 billion. In 2009 Oracle entered into an agreement to purchase Sun and to continue to enhance MySQL.</text:span></text:p>
            <text:p text:style-name="P1"><text:span text:style-name="T3">In January 2009, prior to Oracle's acquisition of Sun and MySQL, Monty Widenius started a GPL-only fork, MariaDB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etropolis" presentation:presentation-page-layout-name="AL2T1">
        <draw:frame presentation:style-name="pr6" draw:layer="layout" svg:width="14.8cm" svg:height="2.631cm" svg:x="6.6cm" svg:y="0.836cm" presentation:class="title" presentation:user-transformed="true">
          <draw:text-box>
            <text:p>Usage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4">MySQL is part of the LAMP package (Linux, Apache, MySQL, Perl/PHP/Python) which is widely used for web server creation. WAMP and MAMP are for Windows and Mac.</text:span></text:p>
              </text:list-item>
              <text:list-item>
                <text:p><text:span text:style-name="T4">It is used by a lot of big companies (Wikipedia, Google, Youtube, Reuters, ...)</text:span></text:p>
              </text:list-item>
              <text:list-item>
                <text:p><text:span text:style-name="T4">It supports various database engines (the underlying software component that a DBMS uses to create, read, update and delete (CRUD) data from a database), between others MyISAM (default until v5.5) and InnoDB (default since v5.6)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draw:frame presentation:style-name="pr6" draw:layer="layout" svg:width="14.8cm" svg:height="2.631cm" svg:x="6.6cm" svg:y="0.836cm" presentation:class="title" presentation:user-transformed="true">
          <draw:text-box>
            <text:p>SQL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5">The request language is SQL. Other RDBMS using SQL are Oracle, PostgreSQL, SQLite, Microsoft SQL server, Microsoft Access, between many others.</text:span></text:p>
              </text:list-item>
              <text:list-item>
                <text:p><text:span text:style-name="T5">Some small differences in syntax can exist between the RDBMS.</text:span></text:p>
              </text:list-item>
              <text:list-item>
                <text:p><text:span text:style-name="T5">ADQL is the Astronomical Database Query Language, used in Virtual Observatory, see: </text:span><text:span text:style-name="T5"><text:a xlink:href="http://www.ivoa.net/documents/latest/ADQL.html" xlink:type="simple">http://www.ivoa.net/documents/latest/ADQL.html</text:a>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draw:frame presentation:style-name="pr6" draw:layer="layout" svg:width="14.8cm" svg:height="2.631cm" svg:x="6.6cm" svg:y="0.835cm" presentation:class="title" presentation:user-transformed="true">
          <draw:text-box>
            <text:p><text:span text:style-name="T6">Client and server</text:span></text:p>
          </draw:text-box>
        </draw:frame>
        <draw:frame presentation:style-name="pr7" draw:layer="layout" svg:width="24.639cm" svg:height="13.121cm" svg:x="1.4cm" svg:y="4.913cm" presentation:class="outline" presentation:user-transformed="true">
          <draw:text-box>
            <text:list text:style-name="L2">
              <text:list-item>
                <text:p><text:span text:style-name="T4">Most of the users will only need to have a </text:span><text:span text:style-name="T7">client</text:span><text:span text:style-name="T4"> access to a database, but not to manage themselves a database.</text:span></text:p>
              </text:list-item>
              <text:list-item>
                <text:p><text:span text:style-name="T4">It's similar to have an access to the web using a browser. Everybody does it, it's easy. Another story is having a server managing its own web pages.</text:span></text:p>
              </text:list-item>
              <text:list-item>
                <text:p><text:span text:style-name="T4">Almost every Linux distribution comes with MySQL or MariaDB installed.</text:span></text:p>
              </text:list-item>
              <text:list-item>
                <text:p><text:span text:style-name="T4">OSX: have to install from MySQL web page (</text:span><text:span text:style-name="T4"><text:a xlink:href="http://dev.mysql.com/downloads/mysql/" xlink:type="simple">http://dev.mysql.com/downloads/mysql/</text:a></text:span><text:span text:style-name="T4">). Need to register to Oracle.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draw:frame presentation:style-name="pr6" draw:layer="layout" svg:width="14.8cm" svg:height="2.631cm" svg:x="6.6cm" svg:y="0.835cm" presentation:class="title" presentation:user-transformed="true">
          <draw:text-box>
            <text:p><text:span text:style-name="T8">Connect to a db</text:span>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p><text:span text:style-name="T5">To connect to the 3MdB database (as an example):</text:span></text:p>
            <text:p><text:span text:style-name="T9">mysql -h 3mdb.astro.unam.mx 3MdB_17 -u OVN_user -p</text:span></text:p>
            <text:p><text:span text:style-name="T9">Enter password: *********</text:span></text:p>
            <text:p><text:span text:style-name="T9">mysql&gt;help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draw:frame presentation:style-name="pr6" draw:layer="layout" svg:width="14.8cm" svg:height="2.631cm" svg:x="6.6cm" svg:y="0.835cm" presentation:class="title" presentation:user-transformed="true">
          <draw:text-box>
            <text:p><text:span text:style-name="T6">Basic commands</text:span></text:p>
          </draw:text-box>
        </draw:frame>
        <draw:frame presentation:style-name="pr7" draw:text-style-name="P8" draw:layer="layout" svg:width="24.639cm" svg:height="12.18cm" svg:x="1.4cm" svg:y="4.913cm" presentation:class="outline" presentation:user-transformed="true">
          <draw:text-box>
            <text:p text:style-name="P6"><text:span text:style-name="T10">mysql&gt; show tables; # list the tables available in the current base</text:span></text:p>
            <text:p text:style-name="P7"><text:span text:style-name="T10">+-------------------+</text:span></text:p>
            <text:p text:style-name="P7"><text:span text:style-name="T10">| Tables_in_3MdB_17 |</text:span></text:p>
            <text:p text:style-name="P7"><text:span text:style-name="T10">+-------------------+</text:span></text:p>
            <text:p text:style-name="P7"><text:span text:style-name="T10">| abion_17 <text:s text:c="9"/>|</text:span></text:p>
            <text:p text:style-name="P7"><text:span text:style-name="T10">| lines_17 <text:s text:c="9"/>|</text:span></text:p>
            <text:p text:style-name="P7"><text:span text:style-name="T10">| seds_17 <text:s text:c="10"/>|</text:span></text:p>
            <text:p text:style-name="P7"><text:span text:style-name="T10">| tab_17 <text:s text:c="11"/>|</text:span></text:p>
            <text:p text:style-name="P7"><text:span text:style-name="T10">| teion_17 <text:s text:c="9"/>|</text:span></text:p>
            <text:p text:style-name="P7"><text:span text:style-name="T10">| temis_17 <text:s text:c="9"/>|</text:span></text:p>
            <text:p text:style-name="P7"><text:span text:style-name="T10">+-------------------+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draw:frame presentation:style-name="pr6" draw:layer="layout" svg:width="14.8cm" svg:height="2.631cm" svg:x="6.6cm" svg:y="0.835cm" presentation:class="title" presentation:user-transformed="true">
          <draw:text-box>
            <text:p><text:span text:style-name="T6">Basic commands</text:span></text:p>
          </draw:text-box>
        </draw:frame>
        <draw:frame presentation:style-name="pr7" draw:text-style-name="P9" draw:layer="layout" svg:width="24.639cm" svg:height="12.18cm" svg:x="1.4cm" svg:y="4.913cm" presentation:class="outline" presentation:user-transformed="true">
          <draw:text-box>
            <text:p><text:span text:style-name="T11">mysql&gt; describe lines_17;</text:span></text:p>
            <text:p><text:span text:style-name="T11">+--------+-------------+------+-----+---------+----------------+</text:span></text:p>
            <text:p><text:span text:style-name="T11">| Field <text:s/>| Type <text:s text:c="7"/>| Null | Key | Default | Extra <text:s text:c="9"/>|</text:span></text:p>
            <text:p><text:span text:style-name="T11">+--------+-------------+------+-----+---------+----------------+</text:span></text:p>
            <text:p><text:span text:style-name="T11">| Nl <text:s text:c="4"/>| bigint(20) <text:s/>| NO <text:s text:c="2"/>| PRI | NULL <text:s text:c="3"/>| auto_increment |</text:span></text:p>
            <text:p><text:span text:style-name="T11">| label <text:s/>| varchar(15) | YES <text:s/>| <text:s text:c="4"/>| NULL <text:s text:c="3"/>| <text:s text:c="15"/>|</text:span></text:p>
            <text:p><text:span text:style-name="T11">| id <text:s text:c="4"/>| varchar(20) | YES <text:s/>| <text:s text:c="4"/>| NULL <text:s text:c="3"/>| <text:s text:c="15"/>|</text:span></text:p>
            <text:p><text:span text:style-name="T11">| lambda | double <text:s text:c="5"/>| YES <text:s/>| <text:s text:c="4"/>| NULL <text:s text:c="3"/>| <text:s text:c="15"/>|</text:span></text:p>
            <text:p><text:span text:style-name="T11">| name <text:s text:c="2"/>| varchar(40) | NO <text:s text:c="2"/>| <text:s text:c="4"/>| NULL <text:s text:c="3"/>| <text:s text:c="15"/>|</text:span></text:p>
            <text:p><text:span text:style-name="T11">| used <text:s text:c="2"/>| int(2) <text:s text:c="5"/>| YES <text:s/>| <text:s text:c="4"/>| 1 <text:s text:c="6"/>| <text:s text:c="15"/>|</text:span></text:p>
            <text:p><text:span text:style-name="T11">+--------+-------------+------+-----+---------+----------------+</text:span></text:p>
            <text:p><text:span text:style-name="T11">6 rows in set (0.00 sec)</text:span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draw:frame presentation:style-name="pr6" draw:layer="layout" svg:width="14.8cm" svg:height="2.631cm" svg:x="6.6cm" svg:y="0.835cm" presentation:class="title" presentation:user-transformed="true">
          <draw:text-box>
            <text:p><text:span text:style-name="T6">Basic commands</text:span></text:p>
          </draw:text-box>
        </draw:frame>
        <draw:frame presentation:style-name="pr7" draw:text-style-name="P11" draw:layer="layout" svg:width="24.639cm" svg:height="12.18cm" svg:x="1.4cm" svg:y="4.913cm" presentation:class="outline" presentation:user-transformed="true">
          <draw:text-box>
            <text:p>SELECT is the command to obtain a result from a query.</text:p>
            <text:p/>
            <text:p><text:span text:style-name="T12">mysql&gt; select count(*) from tab_17; # number of elements </text:span></text:p>
            <text:p><text:span text:style-name="T12">+----------+</text:span></text:p>
            <text:p><text:span text:style-name="T12">| count(*) |</text:span></text:p>
            <text:p><text:span text:style-name="T12">+----------+</text:span></text:p>
            <text:p><text:span text:style-name="T12">| <text:s/>1582006 | </text:span></text:p>
            <text:p><text:span text:style-name="T12">+----------+</text:span></text:p>
            <text:p/>
            <text:p><text:span text:style-name="T12">mysql&gt; select max(N) from tab_17; # arithmetic operations are available</text:span></text:p>
            <text:p><text:span text:style-name="T12">+---------+</text:span></text:p>
            <text:p><text:span text:style-name="T12">| max(N) <text:s/>|</text:span></text:p>
            <text:p><text:span text:style-name="T12">+---------+</text:span></text:p>
            <text:p><text:span text:style-name="T13">| </text:span><text:span text:style-name="T12">1582006 | </text:span></text:p>
            <text:p><text:span text:style-name="T12">+---------+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draw:frame presentation:style-name="pr6" draw:text-style-name="P12" draw:layer="layout" svg:width="14.8cm" svg:height="2.631cm" svg:x="6.6cm" svg:y="0.835cm" presentation:class="title" presentation:user-transformed="true">
          <draw:text-box>
            <text:p><text:span text:style-name="T6">Aliases and limit</text:span></text:p>
          </draw:text-box>
        </draw:frame>
        <draw:frame presentation:style-name="pr7" draw:text-style-name="P14" draw:layer="layout" svg:width="24.639cm" svg:height="12.18cm" svg:x="1.4cm" svg:y="4.913cm" presentation:class="outline" presentation:user-transformed="true">
          <draw:text-box>
            <text:p text:style-name="P13"><text:span text:style-name="T14">mysql&gt; SELECT min(N) </text:span><text:span text:style-name="T15">AS</text:span><text:span text:style-name="T14"> MIN, max(N) </text:span><text:span text:style-name="T15">AS</text:span><text:span text:style-name="T14"> MAX FROM tab_17;</text:span></text:p>
            <text:p text:style-name="P13"><text:span text:style-name="T14">+---------+---------+</text:span></text:p>
            <text:p text:style-name="P13"><text:span text:style-name="T14">| MIN <text:s text:c="4"/>| MAX <text:s text:c="4"/>|</text:span></text:p>
            <text:p text:style-name="P13"><text:span text:style-name="T14">+---------+---------+</text:span></text:p>
            <text:p text:style-name="P13"><text:span text:style-name="T14">| <text:s text:c="3"/>1 <text:s text:c="3"/>| 1582006 |</text:span></text:p>
            <text:p text:style-name="P13"><text:span text:style-name="T14">+---------+---------+</text:span></text:p>
            <text:p text:style-name="P13"><text:span text:style-name="T14"/></text:p>
            <text:p text:style-name="P13"><text:span text:style-name="T14">mysql&gt; SELECT id, lambda, name FROM lines_17 </text:span><text:span text:style-name="T15">LIMIT</text:span><text:span text:style-name="T14"> 10;</text:span></text:p>
            <text:p text:style-name="P13"><text:span text:style-name="T14">+------+---------+---------------+</text:span></text:p>
            <text:p text:style-name="P13"><text:span text:style-name="T14">| id <text:s text:c="2"/>| lambda <text:s/>| name <text:s text:c="9"/>|</text:span></text:p>
            <text:p text:style-name="P13"><text:span text:style-name="T14">+------+---------+---------------+</text:span></text:p>
            <text:p text:style-name="P13"><text:span text:style-name="T14">| Bac <text:s/>| <text:s text:c="3"/>3646 | Bac <text:s/>3646.0A <text:s/>|</text:span></text:p>
            <text:p text:style-name="P13"><text:span text:style-name="T14">| cout | <text:s text:c="3"/>3646 | cout 3646.0A <text:s/>|</text:span></text:p>
            <text:p text:style-name="P13"><text:span text:style-name="T14">| cref | <text:s text:c="3"/>3646 | cref 3646.0A <text:s/>|</text:span></text:p>
            <text:p text:style-name="P13"><text:span text:style-name="T14">| H <text:s/>1 | 4861.33 | H <text:s/>1 4861.33A |</text:span></text:p>
            <text:p text:style-name="P13"><text:span text:style-name="T14">| Ca B | 4861.33 | Ca B 4861.33A |</text:span></text:p>
            <text:p text:style-name="P13"><text:span text:style-name="T14">| H <text:s/>1 | 6562.81 | H <text:s/>1 6562.81A |</text:span></text:p>
            <text:p text:style-name="P13"><text:span text:style-name="T14">| Ca B | 6562.81 | Ca B 6562.81A |</text:span></text:p>
            <text:p text:style-name="P13"><text:span text:style-name="T14">| H <text:s/>1 | 4340.46 | H <text:s/>1 4340.46A |</text:span></text:p>
            <text:p text:style-name="P13"><text:span text:style-name="T14">| Ca B | 4340.46 | Ca B 4340.46A |</text:span></text:p>
            <text:p text:style-name="P13"><text:span text:style-name="T14">| H <text:s/>1 | 3889.05 | H <text:s/>1 3889.05A |</text:span></text:p>
            <text:p text:style-name="P13"><text:span text:style-name="T14">+------+---------+---------------+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draw:frame presentation:style-name="pr6" draw:layer="layout" svg:width="14.8cm" svg:height="2.631cm" svg:x="6.6cm" svg:y="0.836cm" presentation:class="title" presentation:user-transformed="true">
          <draw:text-box>
            <text:p>Where</text:p>
          </draw:text-box>
        </draw:frame>
        <draw:frame presentation:style-name="pr7" draw:text-style-name="P16" draw:layer="layout" svg:width="24.639cm" svg:height="12.18cm" svg:x="1.4cm" svg:y="4.913cm" presentation:class="outline" presentation:user-transformed="true">
          <draw:text-box>
            <text:p text:style-name="P15"><text:span text:style-name="T16">mysql&gt; SELECT name FROM lines_17 </text:span><text:span text:style-name="T17">WHERE</text:span><text:span text:style-name="T16"> lambda &gt; 5000 AND lambda &lt; 5500;</text:span></text:p>
            <text:p text:style-name="P15"><text:span text:style-name="T16">+------------------+</text:span></text:p>
            <text:p text:style-name="P15"><text:span text:style-name="T16">| name <text:s text:c="12"/>|</text:span></text:p>
            <text:p text:style-name="P15"><text:span text:style-name="T16">+------------------+</text:span></text:p>
            <text:p text:style-name="P15"><text:span text:style-name="T16">| N <text:s/>1 5197.9A <text:s text:c="4"/>|</text:span></text:p>
            <text:p text:style-name="P15"><text:span text:style-name="T16">| N <text:s/>1 5200.26A <text:s text:c="3"/>|</text:span></text:p>
            <text:p text:style-name="P15"><text:span text:style-name="T16">| N <text:s/>1 5199.0A+ <text:s text:c="3"/>|</text:span></text:p>
            <text:p text:style-name="P15"><text:span text:style-name="T16">| N 1R 5199.0A <text:s text:c="4"/>|</text:span></text:p>
            <text:p text:style-name="P15"><text:span text:style-name="T16">| N 2R 5005.0A <text:s text:c="4"/>|</text:span></text:p>
            <text:p text:style-name="P15"><text:span text:style-name="T16">| N 2R 5005.15A PN |</text:span></text:p>
            <text:p text:style-name="P15"><text:span text:style-name="T16">| N 2R 5001.14A PN |</text:span></text:p>
            <text:p text:style-name="P15"><text:span text:style-name="T16">| N 2R 5001.48A PN |</text:span></text:p>
            <text:p text:style-name="P15"><text:span text:style-name="T16">| O <text:s/>3 5006.84A <text:s text:c="3"/>|</text:span></text:p>
            <text:p text:style-name="P15"><text:span text:style-name="T16">| Ar 3 5191.82A <text:s text:c="3"/>|</text:span></text:p>
            <text:p text:style-name="P15"><text:span text:style-name="T16">| Fe 3 5270.40A <text:s text:c="3"/>|</text:span></text:p>
            <text:p text:style-name="P15"><text:span text:style-name="T16">| Fe 6 5145.76A <text:s text:c="3"/>|</text:span></text:p>
            <text:p text:style-name="P15"><text:span text:style-name="T16">+------------------+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draw:frame presentation:style-name="pr6" draw:text-style-name="P12" draw:layer="layout" svg:width="14.8cm" svg:height="2.631cm" svg:x="6.6cm" svg:y="0.835cm" presentation:class="title" presentation:user-transformed="true">
          <draw:text-box>
            <text:p><text:span text:style-name="T6">Where and order</text:span></text:p>
          </draw:text-box>
        </draw:frame>
        <draw:frame presentation:style-name="pr7" draw:text-style-name="P17" draw:layer="layout" svg:width="24.639cm" svg:height="12.18cm" svg:x="1.4cm" svg:y="4.913cm" presentation:class="outline" presentation:user-transformed="true">
          <draw:text-box>
            <text:p text:style-name="P15"><text:span text:style-name="T12">mysql&gt; SELECT count(*) from lines_17 WHERE lambda &gt; 5000 AND lambda &lt; 6000;</text:span></text:p>
            <text:p text:style-name="P15"><text:span text:style-name="T12">+----------+</text:span></text:p>
            <text:p text:style-name="P15"><text:span text:style-name="T12">| count(*) |</text:span></text:p>
            <text:p text:style-name="P15"><text:span text:style-name="T12">+----------+</text:span></text:p>
            <text:p text:style-name="P15"><text:span text:style-name="T12">| <text:s text:c="6"/>26 | </text:span></text:p>
            <text:p text:style-name="P15"><text:span text:style-name="T12">+----------+</text:span></text:p>
            <text:p text:style-name="P15"><text:span text:style-name="T12"/></text:p>
            <text:p text:style-name="P15"><text:span text:style-name="T12">mysql&gt; SELECT name from lines_17 WHERE lambda &gt; 5000 AND lambda &lt; 5500 </text:span><text:span text:style-name="T18">ORDER BY</text:span><text:span text:style-name="T12"> lambda;</text:span></text:p>
            <text:p text:style-name="P15"><text:span text:style-name="T12">+------------------+</text:span></text:p>
            <text:p text:style-name="P15"><text:span text:style-name="T12">| name <text:s text:c="12"/>|</text:span></text:p>
            <text:p text:style-name="P15"><text:span text:style-name="T12">+------------------+</text:span></text:p>
            <text:p text:style-name="P15"><text:span text:style-name="T12">| N 2R 5001.14A PN |</text:span></text:p>
            <text:p text:style-name="P15"><text:span text:style-name="T12">| N 2R 5001.48A PN |</text:span></text:p>
            <text:p text:style-name="P15"><text:span text:style-name="T12">| N 2R 5005.0A <text:s text:c="4"/>|</text:span></text:p>
            <text:p text:style-name="P15"><text:span text:style-name="T12">| N 2R 5005.15A PN |</text:span></text:p>
            <text:p text:style-name="P15"><text:span text:style-name="T12">| O <text:s/>3 5006.84A <text:s text:c="3"/>|</text:span></text:p>
            <text:p text:style-name="P15"><text:span text:style-name="T12">| Fe 6 5145.76A <text:s text:c="3"/>|</text:span></text:p>
            <text:p text:style-name="P15"><text:span text:style-name="T12">| Ar 3 5191.82A <text:s text:c="3"/>|</text:span></text:p>
            <text:p text:style-name="P15"><text:span text:style-name="T12">| N <text:s/>1 5197.9A <text:s text:c="4"/>|</text:span></text:p>
            <text:p text:style-name="P15"><text:span text:style-name="T12">| N 1R 5199.0A <text:s text:c="4"/>|</text:span></text:p>
            <text:p text:style-name="P15"><text:span text:style-name="T12">| N <text:s/>1 5199.0A+ <text:s text:c="3"/>|</text:span></text:p>
            <text:p text:style-name="P15"><text:span text:style-name="T12">| N <text:s/>1 5200.26A <text:s text:c="3"/>|</text:span></text:p>
            <text:p text:style-name="P15"><text:span text:style-name="T12">| Fe 3 5270.40A <text:s text:c="3"/>|</text:span></text:p>
            <text:p text:style-name="P15"><text:span text:style-name="T12">+------------------+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draw:frame presentation:style-name="pr6" draw:text-style-name="P12" draw:layer="layout" svg:width="14.8cm" svg:height="2.631cm" svg:x="6.6cm" svg:y="0.835cm" presentation:class="title" presentation:user-transformed="true">
          <draw:text-box>
            <text:p><text:span text:style-name="T6">Count and group</text:span></text:p>
          </draw:text-box>
        </draw:frame>
        <draw:frame presentation:style-name="pr7" draw:text-style-name="P18" draw:layer="layout" svg:width="24.639cm" svg:height="12.18cm" svg:x="1.4cm" svg:y="4.913cm" presentation:class="outline" presentation:user-transformed="true">
          <draw:text-box>
            <text:p text:style-name="P15"><text:span text:style-name="T19">mysql&gt; SELECT ref, </text:span><text:span text:style-name="T20">count(*</text:span><text:span text:style-name="T19">) AS number FROM tab_17 </text:span><text:span text:style-name="T20">GROUP BY</text:span><text:span text:style-name="T19"> ref </text:span><text:span text:style-name="T20">ORDER</text:span><text:span text:style-name="T19"> by number;</text:span></text:p>
            <text:p text:style-name="P15"><text:span text:style-name="T19">+----------+--------+</text:span></text:p>
            <text:p text:style-name="P15"><text:span text:style-name="T19">| ref <text:s text:c="5"/>| number |</text:span></text:p>
            <text:p text:style-name="P15"><text:span text:style-name="T19">+----------+--------+</text:span></text:p>
            <text:p text:style-name="P15"><text:span text:style-name="T19">| CALIFA <text:s text:c="2"/>| <text:s/>84208 |</text:span></text:p>
            <text:p text:style-name="P15"><text:span text:style-name="T19">| BOND <text:s text:c="4"/>| 113420 |</text:span></text:p>
            <text:p text:style-name="P15"><text:span text:style-name="T19">| CALIFA_2 | 154405 |</text:span></text:p>
            <text:p text:style-name="P15"><text:span text:style-name="T19">| BOND_2 <text:s text:c="2"/>| 210600 |</text:span></text:p>
            <text:p text:style-name="P15"><text:span text:style-name="T19">| PNe_2021 | 294987 |</text:span></text:p>
            <text:p text:style-name="P15"><text:span text:style-name="T19">| PNe_2020 | 724386 |</text:span></text:p>
            <text:p text:style-name="P15"><text:span text:style-name="T19">+----------+--------+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draw:frame presentation:style-name="pr6" draw:layer="layout" svg:width="14.8cm" svg:height="2.631cm" svg:x="6.6cm" svg:y="0.836cm" presentation:class="title" presentation:user-transformed="true">
          <draw:text-box>
            <text:p>Join tables</text:p>
          </draw:text-box>
        </draw:frame>
        <draw:frame presentation:style-name="pr7" draw:layer="layout" svg:width="24.639cm" svg:height="12.18cm" svg:x="1.4cm" svg:y="4.913cm" presentation:class="outline">
          <draw:text-box>
            <text:p>In some databases, the data are disseminated in multiple tables. </text:p>
            <text:p>Keys are used to associate entries from one table with entries from another table.</text:p>
            <text:p>Ex: N in `tab` and N in `teion` are referring to the same model.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draw:frame presentation:style-name="pr6" draw:layer="layout" svg:width="14.8cm" svg:height="2.631cm" svg:x="6.6cm" svg:y="0.836cm" presentation:class="title" presentation:user-transformed="true">
          <draw:text-box>
            <text:p>Join tables</text:p>
          </draw:text-box>
        </draw:frame>
        <draw:frame presentation:style-name="pr7" draw:text-style-name="P19" draw:layer="layout" svg:width="24.639cm" svg:height="14.899cm" svg:x="1.4cm" svg:y="4.913cm" presentation:class="outline" presentation:user-transformed="true">
          <draw:text-box>
            <text:p text:style-name="P15"><text:span text:style-name="T16">mysql&gt; SELECT </text:span></text:p>
            <text:p text:style-name="P15"><text:span text:style-name="T16"><text:s text:c="3"/></text:span><text:span text:style-name="T16">O__3_500684A/H__1_486133A as O3,</text:span></text:p>
            <text:p text:style-name="P15"><text:span text:style-name="T16"><text:s text:c="3"/></text:span><text:span text:style-name="T16">N__2_658345A/H__1_486133A as N2, </text:span></text:p>
            <text:p text:style-name="P15"><text:span text:style-name="T16"><text:s text:c="3"/></text:span><text:span text:style-name="T16">T_OXYGEN_VOL_2 as T_O3 </text:span></text:p>
            <text:p text:style-name="P15"><text:span text:style-name="T16">FROM </text:span></text:p>
            <text:p text:style-name="P15"><text:span text:style-name="T16"><text:s text:c="3"/></text:span><text:span text:style-name="T16">tab_17, teion_17 </text:span></text:p>
            <text:p text:style-name="P15"><text:span text:style-name="T16">WHERE </text:span></text:p>
            <text:p text:style-name="P15"><text:span text:style-name="T16"><text:s text:c="3"/></text:span><text:span text:style-name="T17">tab_17.N = teion_17.N</text:span><text:span text:style-name="T16"> </text:span></text:p>
            <text:p text:style-name="P15"><text:span text:style-name="T16"><text:s text:c="3"/></text:span><text:span text:style-name="T16">AND </text:span></text:p>
            <text:p text:style-name="P15"><text:span text:style-name="T16"><text:s text:c="3"/></text:span><text:span text:style-name="T16">tab_17.ref = 'PNe_2020' # need the tab_17.ref, as ref is also in teion_17</text:span></text:p>
            <text:p text:style-name="P15"><text:span text:style-name="T16">LIMIT </text:span></text:p>
            <text:p text:style-name="P15"><text:span text:style-name="T16"><text:s text:c="3"/></text:span><text:span text:style-name="T16">10;</text:span></text:p>
            <text:p text:style-name="P15"><text:span text:style-name="T16"/></text:p>
            <text:p text:style-name="P15"><text:span text:style-name="T21">+------------------------+--------------------+-------------------+</text:span></text:p>
            <text:p text:style-name="P15"><text:span text:style-name="T21">| O3 <text:s text:c="20"/>| N2 <text:s text:c="16"/>| T_O3 <text:s text:c="13"/>|</text:span></text:p>
            <text:p text:style-name="P15"><text:span text:style-name="T21">+------------------------+--------------------+-------------------+</text:span></text:p>
            <text:p text:style-name="P15"><text:span text:style-name="T21">| <text:s text:c="5"/>12.26256147084059 | <text:s/>9.895269181969748 | 8597.189525129013 |</text:span></text:p>
            <text:p text:style-name="P15"><text:span text:style-name="T21">| <text:s text:c="4"/>7.8322296370914195 | <text:s/>8.142016751116824 | 7960.999703633087 |</text:span></text:p>
            <text:p text:style-name="P15"><text:span text:style-name="T21">| 0.00019526195904746857 | 1.8043785472665244 | 5374.200535435795 |</text:span></text:p>
            <text:p text:style-name="P15"><text:span text:style-name="T21">| 0.00021171427179948898 | 1.9535294329419632 | 5374.200535435795 |</text:span></text:p>
            <text:p text:style-name="P15"><text:span text:style-name="T21">| <text:s text:c="4"/>23.848914888569013 | <text:s/>13.16919604150879 | <text:s/>9909.79468166116 |</text:span></text:p>
            <text:p text:style-name="P15"><text:span text:style-name="T21">| <text:s text:c="4"/>14.009960081674256 | <text:s text:c="2"/>7.52666817544795 | <text:s/>8597.25784469428 |</text:span></text:p>
            <text:p text:style-name="P15"><text:span text:style-name="T21">| 0.00023484565503742043 | 2.1509429803073057 | 5374.200535435796 |</text:span></text:p>
            <text:p text:style-name="P15"><text:span text:style-name="T21">| 0.00027635902289709834 | <text:s/>2.466695457624854 | 5434.241275749856 |</text:span></text:p>
            <text:p text:style-name="P15"><text:span text:style-name="T21">| 0.00019395293502557574 | 1.7923518587384621 | 5374.200535435795 |</text:span></text:p>
            <text:p text:style-name="P15"><text:span text:style-name="T21">| <text:s text:c="4"/>11.573139408261161 | <text:s/>9.472795211519573 | 8597.144794598968 |</text:span></text:p>
            <text:p text:style-name="P15"><text:span text:style-name="T21">+------------------------+--------------------+-------------------+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draw:frame presentation:style-name="pr6" draw:text-style-name="P20" draw:layer="layout" svg:width="14.8cm" svg:height="2.631cm" svg:x="6.6cm" svg:y="0.835cm" presentation:class="title" presentation:user-transformed="true">
          <draw:text-box>
            <text:p><text:span text:style-name="T22">Format the output</text:span></text:p>
          </draw:text-box>
        </draw:frame>
        <draw:frame presentation:style-name="pr7" draw:text-style-name="P21" draw:layer="layout" svg:width="24.639cm" svg:height="14.899cm" svg:x="1.4cm" svg:y="4.913cm" presentation:class="outline" presentation:user-transformed="true">
          <draw:text-box>
            <text:p text:style-name="P15"><text:span text:style-name="T23">Using ROUND or FORMAT functions:</text:span></text:p>
            <text:p text:style-name="P15"><text:span text:style-name="T14"/></text:p>
            <text:p text:style-name="P15"><text:span text:style-name="T24">mysql&gt; SELECT <text:s text:c="4"/></text:span></text:p>
            <text:p text:style-name="P15"><text:span text:style-name="T24"><text:s text:c="2"/></text:span><text:span text:style-name="T24">ROUND(O__3_500684A/H__1_486133A, 3) as O3,</text:span></text:p>
            <text:p text:style-name="P15"><text:span text:style-name="T24"><text:s text:c="2"/></text:span><text:span text:style-name="T24">ROUND(N__2_658345A/H__1_486133A,3) as N2, <text:s text:c="4"/></text:span></text:p>
            <text:p text:style-name="P15"><text:span text:style-name="T24"><text:s text:c="2"/></text:span><text:span text:style-name="T24">ROUND(T_OXYGEN_VOL_2,0) as T_O3 <text:s/></text:span></text:p>
            <text:p text:style-name="P15"><text:span text:style-name="T24">FROM <text:s text:c="4"/></text:span></text:p>
            <text:p text:style-name="P15"><text:span text:style-name="T24"><text:s text:c="2"/></text:span><text:span text:style-name="T24">tab_17, teion_17 <text:s/></text:span></text:p>
            <text:p text:style-name="P15"><text:span text:style-name="T24">WHERE </text:span></text:p>
            <text:p text:style-name="P15"><text:span text:style-name="T24"><text:s text:c="2"/></text:span><text:span text:style-name="T24">tab_17.N = teion_17.N <text:s text:c="4"/></text:span></text:p>
            <text:p text:style-name="P15"><text:span text:style-name="T24">AND </text:span></text:p>
            <text:p text:style-name="P15"><text:span text:style-name="T24"><text:s/></text:span><text:span text:style-name="T24">tab_17.ref = 'PNe_2020' <text:s/></text:span></text:p>
            <text:p text:style-name="P15"><text:span text:style-name="T24">LIMIT <text:s text:c="4"/>10;</text:span></text:p>
            <text:p text:style-name="P15"><text:span text:style-name="T24">+--------+--------+------+</text:span></text:p>
            <text:p text:style-name="P15"><text:span text:style-name="T24">| O3 <text:s text:c="4"/>| N2 <text:s text:c="4"/>| T_O3 |</text:span></text:p>
            <text:p text:style-name="P15"><text:span text:style-name="T24">+--------+--------+------+</text:span></text:p>
            <text:p text:style-name="P15"><text:span text:style-name="T24">| 12.263 | <text:s/>9.895 | 8597 |</text:span></text:p>
            <text:p text:style-name="P15"><text:span text:style-name="T24">| <text:s/>7.832 | <text:s/>8.142 | 7961 |</text:span></text:p>
            <text:p text:style-name="P15"><text:span text:style-name="T24">| <text:s/>0.000 | <text:s/>1.804 | 5374 |</text:span></text:p>
            <text:p text:style-name="P15"><text:span text:style-name="T24">| <text:s/>0.000 | <text:s/>1.954 | 5374 |</text:span></text:p>
            <text:p text:style-name="P15"><text:span text:style-name="T24">| 23.849 | 13.169 | 9910 |</text:span></text:p>
            <text:p text:style-name="P15"><text:span text:style-name="T24">| 14.010 | <text:s/>7.527 | 8597 |</text:span></text:p>
            <text:p text:style-name="P15"><text:span text:style-name="T24">| <text:s/>0.000 | <text:s/>2.151 | 5374 |</text:span></text:p>
            <text:p text:style-name="P15"><text:span text:style-name="T24">| <text:s/>0.000 | <text:s/>2.467 | 5434 |</text:span></text:p>
            <text:p text:style-name="P15"><text:span text:style-name="T24">| <text:s/>0.000 | <text:s/>1.792 | 5374 |</text:span></text:p>
            <text:p text:style-name="P15"><text:span text:style-name="T24">| 11.573 | <text:s/>9.473 | 8597 |</text:span></text:p>
            <text:p text:style-name="P15"><text:span text:style-name="T24">+--------+--------+------+</text:span></text:p>
            <text:p text:style-name="P15"><text:span text:style-name="T14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draw:frame presentation:style-name="pr6" draw:text-style-name="P20" draw:layer="layout" svg:width="14.8cm" svg:height="2.631cm" svg:x="6.6cm" svg:y="0.835cm" presentation:class="title" presentation:user-transformed="true">
          <draw:text-box>
            <text:p><text:span text:style-name="T22">Running requests</text:span></text:p>
          </draw:text-box>
        </draw:frame>
        <draw:frame presentation:style-name="pr7" draw:layer="layout" svg:width="24.639cm" svg:height="15.153cm" svg:x="1.4cm" svg:y="4.913cm" presentation:class="outline" presentation:user-transformed="true">
          <draw:text-box>
            <text:p><text:span text:style-name="T25">Put the request into a file (e.g. req1.sql) containing for example:</text:span></text:p>
            <text:p><text:span text:style-name="T26">SELECT <text:s text:c="4"/>ROUND(O__3_500684A/H__1_486133A, 3) as O3, <text:s text:c="3"/>ROUND(N__2_658345A/H__1_486133A,3) as N2, <text:s text:c="4"/>ROUND(T_OXYGEN_VOL_2,0) as T_O3 <text:s/>FROM <text:s text:c="4"/>tab_17, teion_17 <text:s/>WHERE <text:s text:c="4"/>tab_17.N = teion_17.N <text:s text:c="4"/>AND <text:s text:c="4"/>tab_17.ref = 'PNe_2020'</text:span></text:p>
            <text:p><text:span text:style-name="T27">Notice that there is no LIMIT anymore (a lot of results). Run it from a terminal:</text:span></text:p>
            <text:p><text:span text:style-name="T24">mysql -h 3mdb.astro.unam.mx 3MdB_17 -u OVN_user -p &lt; req1.sql &gt; req1.res</text:span></text:p>
            <text:p><text:span text:style-name="T27">The result is obtained in less than a second and store in req1.res. It contains 7855 lines, easy to read from python, starting like:</text:span></text:p>
            <text:p text:style-name="P15"><text:span text:style-name="T21">O3 <text:s text:c="5"/>N2 <text:s text:c="5"/>T_O3</text:span></text:p>
            <text:p text:style-name="P15"><text:span text:style-name="T21">0.4108 <text:s/>1.1447 <text:s/>5409.4</text:span></text:p>
            <text:p text:style-name="P15"><text:span text:style-name="T21">2.5814 <text:s/>0.1484 <text:s/>18626.0</text:span></text:p>
            <text:p text:style-name="P15"><text:span text:style-name="T21">0.0021 <text:s/>0.9481 <text:s/>3460.5</text:span></text:p>
            <text:p text:style-name="P15"><text:span text:style-name="T21">4.1895 <text:s/>0.0581 <text:s/>11935.3</text:span></text:p>
            <text:p text:style-name="P15"><text:span text:style-name="T21">0.0251 <text:s/>0.1854 <text:s/>5271.2</text:span></text:p>
            <text:p text:style-name="P15"><text:span text:style-name="T21">4.7034 <text:s/>0.0064 <text:s/>16001.7</text:span></text:p>
            <text:p text:style-name="P15"><text:span text:style-name="T21">2.6313 <text:s/>0.0036 <text:s/>18857.0</text:span></text:p>
            <text:p text:style-name="P15"><text:span text:style-name="T21">1.6673 <text:s/>0.6845 <text:s/>14112.8</text:span></text:p>
            <text:p text:style-name="P15"><text:span text:style-name="T21">1.6881 <text:s/>0.1417 <text:s/>6489.9</text:span></text:p>
            <text:p text:style-name="P15"><text:span text:style-name="T21">6.5569 <text:s/>0.3675 <text:s/>13707.0</text:span></text:p>
            <text:p text:style-name="P15"><text:span text:style-name="T21">...</text:span></text:p>
            <text:list text:style-name="L2">
              <text:list-header>
                <text:p text:style-name="P15"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draw:frame presentation:style-name="pr6" draw:text-style-name="P12" draw:layer="layout" svg:width="14.8cm" svg:height="2.631cm" svg:x="6.6cm" svg:y="0.835cm" presentation:class="title" presentation:user-transformed="true">
          <draw:text-box>
            <text:p><text:span text:style-name="T6">Special functions</text:span></text:p>
          </draw:text-box>
        </draw:frame>
        <draw:frame presentation:style-name="pr7" draw:text-style-name="P22" draw:layer="layout" svg:width="24.639cm" svg:height="12.18cm" svg:x="1.4cm" svg:y="4.913cm" presentation:class="outline">
          <draw:text-box>
            <text:list text:style-name="L2">
              <text:list-item>
                <text:p><text:span text:style-name="T5">The reference manual is 3500 pages big!...</text:span></text:p>
              </text:list-item>
              <text:list-item>
                <text:p><text:span text:style-name="T5">I'll here describe a few number of functions, have a look at the online doc for mor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draw:frame presentation:style-name="pr6" draw:layer="layout" svg:width="14.8cm" svg:height="2.631cm" svg:x="6.6cm" svg:y="0.836cm" presentation:class="title" presentation:user-transformed="true">
          <draw:text-box>
            <text:p>Strings</text:p>
          </draw:text-box>
        </draw:frame>
        <draw:frame presentation:style-name="pr7" draw:text-style-name="P23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28">Substring, reverse, ltrim, etc...</text:span></text:p>
              </text:list-item>
              <text:list-item>
                <text:p><text:span text:style-name="T28">like and %:</text:span></text:p>
              </text:list-item>
            </text:list>
            <text:p text:style-name="P15"><text:span text:style-name="T29">mysql&gt; SELECT count(*), ref FROM tab_17 WHERE ref </text:span><text:span text:style-name="T30">LIKE 'PNe_202%'</text:span><text:span text:style-name="T29"> GROUP BY ref;</text:span></text:p>
            <text:p text:style-name="P15"><text:span text:style-name="T29">+----------+----------+</text:span></text:p>
            <text:p text:style-name="P15"><text:span text:style-name="T29">| count(*) | ref <text:s text:c="5"/>|</text:span></text:p>
            <text:p text:style-name="P15"><text:span text:style-name="T29">+----------+----------+</text:span></text:p>
            <text:p text:style-name="P15"><text:span text:style-name="T29">| <text:s text:c="2"/>724386 | PNe_2020 |</text:span></text:p>
            <text:p text:style-name="P15"><text:span text:style-name="T29">| <text:s text:c="2"/>294987 | PNe_2021 |</text:span></text:p>
            <text:p text:style-name="P15"><text:span text:style-name="T29">+----------+----------+</text:span></text:p>
            <text:p><text:span text:style-name="T31"><text:a xlink:href="http://www.tutorialspoint.com/mysql/mysql-string-functions.htm" xlink:type="simple">http://www.tutorialspoint.com/mysql/mysql-string-functions.htm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>
        <draw:frame presentation:style-name="pr6" draw:text-style-name="P20" draw:layer="layout" svg:width="14.8cm" svg:height="2.631cm" svg:x="6.6cm" svg:y="0.835cm" presentation:class="title" presentation:user-transformed="true">
          <draw:text-box>
            <text:p><text:span text:style-name="T22">Numeric functions</text:span>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32">Log10, avg, sqrt, pow, abs, sin, …</text:span></text:p>
              </text:list-item>
              <text:list-item>
                <text:p><text:span text:style-name="T32"><text:a xlink:href="http://www.tutorialspoint.com/mysql/mysql-numeric-functions.htm" xlink:type="simple">http://www.tutorialspoint.com/mysql/mysql-numeric-functions.htm</text:a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tropolis" presentation:presentation-page-layout-name="AL2T1">
        <draw:frame presentation:style-name="pr6" draw:layer="layout" svg:width="14.8cm" svg:height="2.631cm" svg:x="6.6cm" svg:y="0.836cm" presentation:class="title" presentation:user-transformed="true">
          <draw:text-box>
            <text:p>Optimization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EXPLAIN before SELECT.</text:p>
              </text:list-item>
            </text:list>
            <text:p text:style-name="P15"><text:span text:style-name="T24">mysql&gt; </text:span><text:span text:style-name="T33">EXPLAIN</text:span><text:span text:style-name="T24"> SELECT <text:s text:c="4"/>ROUND(O__3_500684A/H__1_486133A, 3) as O3, <text:s text:c="3"/>ROUND(N__2_658345A/H__1_486133A,3) as N2, <text:s text:c="4"/>ROUND(T_OXYGEN_VOL_2,0) as T_O3 <text:s/>FROM <text:s text:c="4"/>tab_17, teion_17 <text:s/>WHERE <text:s text:c="4"/>tab_17.N = teion_17.N <text:s text:c="4"/>AND <text:s text:c="4"/>tab_17.ref = 'PNe_2020' <text:s/>LIMIT <text:s text:c="4"/>10;</text:span></text:p>
            <text:p text:style-name="P15"><text:span text:style-name="T34">+------+-------------+----------+--------+---------------+---------+---------+------------------+--------+-----------------------+</text:span></text:p>
            <text:p text:style-name="P15"><text:span text:style-name="T34">| id <text:s text:c="2"/>| select_type | table <text:s text:c="3"/>| type <text:s text:c="2"/>| possible_keys | key <text:s text:c="4"/>| key_len | ref <text:s text:c="13"/>| rows <text:s text:c="2"/>| Extra <text:s text:c="16"/>|</text:span></text:p>
            <text:p text:style-name="P15"><text:span text:style-name="T34">+------+-------------+----------+--------+---------------+---------+---------+------------------+--------+-----------------------+</text:span></text:p>
            <text:p text:style-name="P15"><text:span text:style-name="T34">| <text:s text:c="3"/>1 | SIMPLE <text:s text:c="5"/>| tab_17 <text:s text:c="2"/>| ref <text:s text:c="3"/>| PRIMARY,ref <text:s text:c="2"/>| ref <text:s text:c="4"/>| 122 <text:s text:c="4"/>| const <text:s text:c="11"/>| 724516 | Using index condition |</text:span></text:p>
            <text:p text:style-name="P15"><text:span text:style-name="T34">| <text:s text:c="3"/>1 | SIMPLE <text:s text:c="5"/>| teion_17 | eq_ref | PRIMARY <text:s text:c="6"/>| PRIMARY | 8 <text:s text:c="6"/>| 3MdB_17.tab_17.N | <text:s text:c="5"/>1 | <text:s text:c="22"/>|</text:span></text:p>
            <text:p text:style-name="P15"><text:span text:style-name="T34">+------+-------------+----------+--------+---------------+---------+---------+------------------+--------+-----------------------+</text:span></text:p>
            <text:p text:style-name="P15"><text:span text:style-name="T24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tropolis" presentation:presentation-page-layout-name="AL2T1">
        <draw:frame presentation:style-name="pr6" draw:layer="layout" svg:width="14.8cm" svg:height="2.631cm" svg:x="6.6cm" svg:y="0.836cm" presentation:class="title" presentation:user-transformed="true">
          <draw:text-box>
            <text:p>Links</text:p>
          </draw:text-box>
        </draw:frame>
        <draw:frame presentation:style-name="pr7" draw:layer="layout" svg:width="24.639cm" svg:height="12.18cm" svg:x="1.183cm" svg:y="5.313cm" presentation:class="outline" presentation:user-transformed="true">
          <draw:text-box>
            <text:list text:style-name="L2">
              <text:list-item>
                <text:p><text:span text:style-name="T4"><text:a xlink:href="https://www.mariadbtutorial.com/" xlink:type="simple">https://www.mariadbtutorial.com/</text:a></text:span></text:p>
              </text:list-item>
              <text:list-item>
                <text:p><text:span text:style-name="T4"><text:a xlink:href="http://www.mysqltutorial.org/" xlink:type="simple">http://www.mysqltutorial.org/</text:a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" svg:font-family="Courier" style:font-family-generic="modern" style:font-pitch="variable"/>
    <style:font-face style:name="Courier 10 Pitch" svg:font-family="'Courier 10 Pitch'" style:font-pitch="fixed"/>
    <style:font-face style:name="Courier 10 Pitch1" svg:font-family="'Courier 10 Pitch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886cm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706cm" fo:text-indent="0cm"/>
      <style:text-properties fo:color="#ffffff" loext:opacity="100%" loext:color-lum-mod="100%" loext:color-lum-off="0%" fo:font-size="49.7999992370606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529cm" fo:text-indent="0cm"/>
      <style:text-properties fo:color="#ffffff" loext:opacity="100%" loext:color-lum-mod="100%" loext:color-lum-off="0%" fo:font-size="42.7000007629395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351cm" fo:text-indent="0cm"/>
      <style:text-properties fo:color="#ffffff" loext:opacity="100%" loext:color-lum-mod="100%" loext:color-lum-off="0%" fo:font-size="35.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73cm" fo:text-indent="0cm"/>
      <style:text-properties fo:color="#ffffff" loext:opacity="100%" loext:color-lum-mod="100%" loext:color-lum-off="0%" fo:font-size="35.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73cm" fo:text-indent="0cm"/>
      <style:text-properties fo:color="#ffffff" loext:opacity="100%" loext:color-lum-mod="100%" loext:color-lum-off="0%" fo:font-size="35.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73cm" fo:text-indent="0cm"/>
      <style:text-properties fo:color="#ffffff" loext:opacity="100%" loext:color-lum-mod="100%" loext:color-lum-off="0%" fo:font-size="35.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5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etropolis-backgroundobjects">
      <style:graphic-properties draw:fill-color="#4c4c4c" draw:textarea-vertical-align="middle" draw:auto-grow-height="false"/>
    </style:style>
    <style:style style:name="Mpr2" style:family="presentation" style:parent-style-name="Metropolis-title">
      <style:graphic-properties draw:auto-grow-height="false" fo:min-height="3.507cm"/>
      <style:paragraph-properties style:writing-mode="lr-tb"/>
    </style:style>
    <style:style style:name="Mpr3" style:family="presentation" style:parent-style-name="Metropolis-outline1">
      <style:graphic-properties fo:min-height="12.18cm"/>
      <style:paragraph-properties style:writing-mode="lr-tb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4c4c4c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etropolis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3" draw:layer="backgroundobjects" svg:width="24.639cm" svg:height="12.18cm" svg:x="1.4cm" svg:y="4.9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5.265cm" svg:height="10.476cm" svg:x="3.161cm" svg:y="2.123cm" presentation:class="page"/>
        <draw:frame presentation:style-name="Metropoli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0-29T12:18:48</meta:creation-date>
    <meta:generator>LibreOffice/7.5.2.2$MacOSX_X86_64 LibreOffice_project/53bb9681a964705cf672590721dbc85eb4d0c3a2</meta:generator>
    <dc:date>2025-04-28T15:53:47.217413135</dc:date>
    <meta:editing-duration>PT18H44M21S</meta:editing-duration>
    <meta:editing-cycles>33</meta:editing-cycles>
    <meta:document-statistic meta:object-count="109"/>
  </office:meta>
</office:document-meta>
</file>